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11a9a" officeooo:paragraph-rsid="00111a9a"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is touted as the "next big thing" according to Silicon Valley Pundits.</text:p>
      <text:p text:style-name="P1">Machine Learing is a buzzword that is increasingly being used to discuss upcoming trends in Data Science and other technologies.</text:p>
      <text:p text:style-name="P1">Machine Learning is a first-class ticket to the most exciting careers in data analysis today. As data sources proliferate along with the computing power to process them, going straight to the data is one of the most straightforward ways to quickly gain insights and make predictions.</text:p>
      <text:p text:style-name="P1"/>
      <text:p text:style-name="P1">Machine learning brings together computer science and statistics to harness that predictive power. It’s a must-have skill for all aspiring data analysts and data scientists, or anyone else who wants to wrestle all that raw data into refined trends and predictions.</text:p>
      <text:p text:style-name="P1"/>
      <text:p text:style-name="P1">This is a class that will teach you the end-to-end process of investigating data through a machine learning lens. It will teach you how to extract and identify useful features that best represent your data, a few of the most important machine learning algorithms, and how to evaluate the performance of your machine learning algorithm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09:36:21.414991620</meta:creation-date>
    <dc:date>2018-01-14T10:39:48.143787385</dc:date>
    <meta:editing-duration>PT53M16S</meta:editing-duration>
    <meta:editing-cycles>1</meta:editing-cycles>
    <meta:document-statistic meta:table-count="0" meta:image-count="0" meta:object-count="0" meta:page-count="1" meta:paragraph-count="5" meta:word-count="176" meta:character-count="1098" meta:non-whitespace-character-count="927"/>
    <meta:generator>LibreOffice/5.2.2.2$Linux_X86_64 LibreOffice_project/20m0$Build-2</meta:generator>
  </office:meta>
</office:document-meta>
</file>